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_237_m" style:data-style-name="N0">
      <style:table-cell-properties style:vertical-align="middle" style:repeat-content="false"/>
      <style:paragraph-properties fo:text-align="start" fo:margin-left="0cm"/>
      <style:text-properties fo:color="#735773" fo:font-size="42pt" style:font-size-asian="42pt" style:font-size-complex="42pt" fo:font-weight="bold" style:font-weight-asian="bold" style:font-weight-complex="bold"/>
    </style:style>
    <style:style style:name="ce3" style:family="table-cell" style:parent-style-name="C_237_msor_32_1" style:data-style-name="N0">
      <style:table-cell-properties style:vertical-align="automatic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Magyar_225_z_243__32_sz_246_veg" style:data-style-name="N0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ce6" style:family="table-cell" style:parent-style-name="Id_337_szak-kiemel_233_s_32_vez_233_rl_337_je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Id_337_szak_32__233_rt_233_ke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Terv_32_jelmagyar_225_zata" style:data-style-name="N0">
      <style:table-cell-properties fo:border-top="thin solid #FFFFFF" fo:border-bottom="thick solid #FFFFFF" fo:border-left="thick solid #FFFFFF" fo:border-right="thick solid #FFFFFF" style:vertical-align="automatic" style:repeat-content="false"/>
      <style:paragraph-properties fo:text-align="center"/>
    </style:style>
    <style:style style:name="ce9" style:family="table-cell" style:parent-style-name="T_233_nyleges_32_jelmagyar_225_zat" style:data-style-name="N0">
      <style:table-cell-properties fo:border="thick solid #FFFFFF" style:vertical-align="automatic" style:repeat-content="false"/>
      <style:paragraph-properties fo:text-align="center"/>
    </style:style>
    <style:style style:name="ce10" style:family="table-cell" style:parent-style-name="_37__32_k_233_sz" style:data-style-name="N0">
      <style:table-cell-properties fo:border="thick solid #FFFFFF" style:vertical-align="automatic" fo:background-color="#735773" style:repeat-content="false"/>
      <style:paragraph-properties fo:text-align="center"/>
    </style:style>
    <style:style style:name="ce11" style:family="table-cell" style:parent-style-name="C_237_mke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12" style:family="table-cell" style:parent-style-name="T_233_nyleges_32__40__32_a_32_terven_32_fel_252_l_41__32_jelmagyar_225_zat" style:data-style-name="N0">
      <style:table-cell-properties fo:border="thick solid #FFFFFF" style:vertical-align="automatic" style:repeat-content="false"/>
      <style:paragraph-properties fo:text-align="center"/>
    </style:style>
    <style:style style:name="ce13" style:family="table-cell" style:parent-style-name="C_237_mke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C_237_msor_32_4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Projektfejl_233_cek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Id_337_szakfejl_233_cek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22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3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ce24" style:family="table-cell" style:parent-style-name="C_237_mke" style:data-style-name="N0">
      <style:table-cell-properties fo:border-top="none" fo:border-bottom="none" fo:border-left="thick solid #FFFFFF" fo:border-right="thick solid #FFFFFF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C_237_mke" style:data-style-name="N0">
      <style:table-cell-properties fo:border-top="none" fo:border-bottom="none" fo:border-left="thick solid #FFFFFF" fo:border-right="none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11pt" style:font-size-asian="11pt" style:font-size-complex="11pt"/>
    </style:style>
    <style:style style:name="ce26" style:family="table-cell" style:parent-style-name="C_237_msor_32_2" style:data-style-name="N0">
      <style:table-cell-properties fo:border-top="none" fo:border-bottom="thin solid #735773" fo:border-left="none" fo:border-right="none" style:vertical-align="middle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C_237_msor_32_3" style:data-style-name="N0">
      <style:table-cell-properties fo:border-top="none" fo:border-bottom="thin solid #735773" fo:border-left="none" fo:border-right="none" style:vertical-align="middle" fo:wrap-option="wrap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C_237_msor_32_3" style:data-style-name="N0">
      <style:table-cell-properties fo:border-top="thin solid #D1881B" fo:border-bottom="thin solid #735773" fo:border-left="none" fo:border-right="none" style:vertical-align="middle" fo:wrap-option="wrap" fo:background-color="transparent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404040" style:text-line-through-style="none" style:font-name="Corbel" style:font-name-asian="Corbel" style:font-name-complex="Corbe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0.687916666666667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9.9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table:tab-color="#735773" style:writing-mode="lr-tb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KészültségiSzint)" style:apply-style-name="cf43" style:base-cell-address="Projekttervező.H5"/>
      <style:map style:condition="of:is-true-formula($$KészültségiSzintTervenFelül)" style:apply-style-name="cf44" style:base-cell-address="Projekttervező.H5"/>
      <style:map style:condition="of:is-true-formula($$Tényleges)" style:apply-style-name="cf45" style:base-cell-address="Projekttervező.H5"/>
      <style:map style:condition="of:is-true-formula($$TénylegTervenFelül)" style:apply-style-name="cf45" style:base-cell-address="Projekttervező.H5"/>
      <style:map style:condition="of:is-true-formula($$Terv)" style:apply-style-name="cf45" style:base-cell-address="Projekttervező.H5"/>
      <style:map style:condition="of:is-true-formula([.H$4]=$$időszak_kiválasztva)" style:apply-style-name="cf47" style:base-cell-address="Projekttervező.H5"/>
      <style:map style:condition="of:is-true-formula(MOD(COLUMN();2))" style:apply-style-name="cf48" style:base-cell-address="Projekttervező.H5"/>
      <style:map style:condition="of:is-true-formula(MOD(COLUMN();2)=0)" style:apply-style-name="cf49" style:base-cell-address="Projekttervező.H5"/>
    </style:style>
    <style:style style:name="ce30" style:family="table-cell" style:parent-style-name="Id_337_szakfejl_233_cek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  <style:map style:condition="of:is-true-formula([.H$4]=$$időszak_kiválasztva)" style:apply-style-name="cf46" style:base-cell-address="Projekttervező.H4"/>
    </style:style>
    <style:style style:name="ce31" style:family="table-cell" style:parent-style-name="Tev_233_kenys_233_g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  <style:map style:condition="of:is-true-formula(TRUE)" style:apply-style-name="cf50" style:base-cell-address="Projekttervező.B14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TRUE)" style:apply-style-name="cf50" style:base-cell-address="Projekttervező.B14"/>
    </style:style>
    <style:style style:name="ce33" style:family="table-cell" style:parent-style-name="K_233_sz_252_lts_233_gi_32_szint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  <style:map style:condition="of:is-true-formula(TRUE)" style:apply-style-name="cf50" style:base-cell-address="Projekttervező.B1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A projekttervező időszakokat használ az időintervallumokhoz. A kezdés=1 az 1. időszakot, az időtartam=5 pedig azt jelenti, hogy a projekt a kezdőidőszaktól számítva 5 időszakon ível át. A diagram frissítéséhez kezdjen el adatokat beírni a B5 cellától.</text:p>
          </table:help-message>
          <table:error-message table:display="true"/>
        </table:content-validation>
        <table:content-validation table:name="val2">
          <table:help-message table:display="true">
            <text:p>A projekt címe. Ebben a cellában adhatja meg az új címet. A H2 cellában kiemelhet egy időszakot. A diagram jelmagyarázata a J2–AI2 cellákban található.</text:p>
          </table:help-message>
          <table:error-message table:display="true"/>
        </table:content-validation>
        <table:content-validation table:name="val3">
          <table:help-message table:display="true">
            <text:p>Válassza ki a kiemelendő időszakot a H2 cellában. A diagram jelmagyarázata a J2–AI2 cellákban található.</text:p>
          </table:help-message>
          <table:error-message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>
          <table:help-message table:display="true">
            <text:p>Válasszon egy időszakot 1 és 60 között, vagy válasszon egyet a listából. Az ALT+LE billentyűkombinációval navigálhat a listában, majd az ENTER billentyűt lenyomva kiválaszthat egy értéket.</text:p>
          </table:help-message>
          <table:error-message table:display="true" table:message-type="warning">
            <text:p>Írjon be egy 1 és 60 közötti értéket, vagy válasszon egyet a listából. Válassza a MÉGSE lehetőséget, majd nyomja le az ALT+LE, ENTER billentyűkombinációt egy érték kiválasztásához.</text:p>
          </table:error-message>
        </table:content-validation>
        <table:content-validation table:name="val5">
          <table:help-message table:display="true">
            <text:p>Ez a jelmagyarázatot tartalmazó cella a terv időtartamát jelöli.</text:p>
          </table:help-message>
          <table:error-message table:display="true"/>
        </table:content-validation>
        <table:content-validation table:name="val6">
          <table:help-message table:display="true">
            <text:p>Ez a jelmagyarázatot tartalmazó cella a tényleges időtartamot jelöli</text:p>
          </table:help-message>
          <table:error-message table:display="true"/>
        </table:content-validation>
        <table:content-validation table:name="val7">
          <table:help-message table:display="true">
            <text:p>Ez a jelmagyarázatot tartalmazó cella a projekt készültségi szintjét mutatja</text:p>
          </table:help-message>
          <table:error-message table:display="true"/>
        </table:content-validation>
        <table:content-validation table:name="val8">
          <table:help-message table:display="true">
            <text:p>Ez a jelmagyarázatot tartalmazó cella a tényleges időtartamot jelöli a tervezetten túl</text:p>
          </table:help-message>
          <table:error-message table:display="true"/>
        </table:content-validation>
        <table:content-validation table:name="val9">
          <table:help-message table:display="true">
            <text:p>Az időszakok 1-től 60-ig terjednek a H4-BO4 cellatartományban.<text:s/></text:p>
          </table:help-message>
          <table:error-message table:display="true"/>
        </table:content-validation>
        <table:content-validation table:name="val10">
          <table:help-message table:display="true">
            <text:p>A tevékenységet a B oszlopban, a B5 cellától kezdve adhatja meg.</text:p>
          </table:help-message>
          <table:error-message table:display="true"/>
        </table:content-validation>
        <table:content-validation table:name="val11">
          <table:help-message table:display="true">
            <text:p>A terv kezdési időszakát a C oszlopban, a C5 cellától kezdve adhatja meg.</text:p>
          </table:help-message>
          <table:error-message table:display="true"/>
        </table:content-validation>
        <table:content-validation table:name="val12">
          <table:help-message table:display="true">
            <text:p>A terv időtartamát a D oszlopban, a D5 cellától indulva adhatja meg</text:p>
          </table:help-message>
          <table:error-message table:display="true"/>
        </table:content-validation>
        <table:content-validation table:name="val13">
          <table:help-message table:display="true">
            <text:p>A terv tényleges kezdési időszakát az E oszlopban, az E5 cellától indulva adhatja meg</text:p>
          </table:help-message>
          <table:error-message table:display="true"/>
        </table:content-validation>
        <table:content-validation table:name="val14">
          <table:help-message table:display="true">
            <text:p>A terv tényleges időtartamát az F oszlopban, az F5 cellától indulva adhatja meg</text:p>
          </table:help-message>
          <table:error-message table:display="true"/>
        </table:content-validation>
        <table:content-validation table:name="val15">
          <table:help-message table:display="true">
            <text:p>A projekt készültségi szintjét a G oszlopban, a G5 cellától kezdve adhatja meg.</text:p>
          </table:help-message>
          <table:error-message table:display="true"/>
        </table:content-validation>
      </table:content-validations>
      <table:table table:name="Projekttervező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3"/>
        <table:table-column table:style-name="co8" table:number-columns-repeated="20" table:default-cell-style-name="ce4"/>
        <table:table-column table:style-name="co8" table:number-columns-repeated="16357" table:default-cell-style-name="ce1"/>
        <table:table-row table:style-name="ro1">
          <table:table-cell table:content-validation-name="val1" table:style-name="ce1"/>
          <table:table-cell office:value-type="string" table:content-validation-name="val2" table:style-name="ce2">
            <text:p>Byte Benchmark Projekt Előrehaladása - Salamon Szindi</text:p>
          </table:table-cell>
          <table:table-cell table:number-columns-repeated="5" table:style-name="ce3"/>
          <table:table-cell table:number-columns-repeated="20" table:style-name="ce4"/>
          <table:table-cell table:number-columns-repeated="16357"/>
        </table:table-row>
        <table:table-row table:style-name="ro2">
          <table:table-cell/>
          <table:table-cell office:value-type="string" table:content-validation-name="val3" table:style-name="ce5">
            <text:p>Válassza ki a kiemelendő időszakot a jobb oldalon. <text:s/>A diagram jelmagyarázata következik.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office:value-type="string" table:style-name="ce6">
            <text:p><text:s/>Kiemelt időszak:</text:p>
          </table:table-cell>
          <table:table-cell office:value-type="float" office:value="1" table:content-validation-name="val4" table:style-name="ce7">
            <text:p>1</text:p>
          </table:table-cell>
          <table:table-cell table:style-name="ce4"/>
          <table:table-cell table:content-validation-name="val5" table:style-name="ce8"/>
          <table:table-cell office:value-type="string" table:number-columns-spanned="5" table:number-rows-spanned="1" table:style-name="ce24">
            <text:p>Terv időtartama</text:p>
          </table:table-cell>
          <table:covered-table-cell table:number-columns-repeated="4"/>
          <table:table-cell table:content-validation-name="val6" table:style-name="ce9"/>
          <table:table-cell office:value-type="string" table:number-columns-spanned="4" table:number-rows-spanned="1" table:style-name="ce24">
            <text:p>Tényleges kezdés</text:p>
          </table:table-cell>
          <table:covered-table-cell table:number-columns-repeated="3"/>
          <table:table-cell table:style-name="ce4"/>
          <table:table-cell table:content-validation-name="val7" table:style-name="ce10"/>
          <table:table-cell office:value-type="string" table:number-columns-spanned="2" table:number-rows-spanned="1" table:style-name="ce25">
            <text:p><text:span text:style-name="T2">%</text:span><text:s/><text:span text:style-name="T2">kész</text:span></text:p>
          </table:table-cell>
          <table:covered-table-cell/>
          <table:table-cell table:style-name="ce11"/>
          <table:table-cell table:content-validation-name="val8" table:style-name="ce12"/>
          <table:table-cell office:value-type="string" table:style-name="ce13">
            <text:p><text:span text:style-name="T2">Tényleges (a terven felül</text:span>)</text:p>
          </table:table-cell>
          <table:table-cell table:number-columns-repeated="16357"/>
        </table:table-row>
        <table:table-row table:style-name="ro3">
          <table:table-cell table:style-name="ce14"/>
          <table:table-cell office:value-type="string" table:number-columns-spanned="1" table:number-rows-spanned="2" table:content-validation-name="val10" table:style-name="ce26">
            <text:p>TEVÉKENYSÉG</text:p>
          </table:table-cell>
          <table:table-cell office:value-type="string" table:number-columns-spanned="1" table:number-rows-spanned="2" table:content-validation-name="val11" table:style-name="ce27">
            <text:p>TERV KEZDETE</text:p>
          </table:table-cell>
          <table:table-cell office:value-type="string" table:number-columns-spanned="1" table:number-rows-spanned="2" table:content-validation-name="val12" table:style-name="ce27">
            <text:p>TERV IDŐTARTAMA</text:p>
          </table:table-cell>
          <table:table-cell office:value-type="string" table:number-columns-spanned="1" table:number-rows-spanned="2" table:content-validation-name="val13" table:style-name="ce27">
            <text:p>TÉNYLEGES KEZDÉS</text:p>
          </table:table-cell>
          <table:table-cell office:value-type="string" table:number-columns-spanned="1" table:number-rows-spanned="2" table:content-validation-name="val14" table:style-name="ce27">
            <text:p>TÉNYLEGES IDŐTARTAM</text:p>
          </table:table-cell>
          <table:table-cell office:value-type="string" table:number-columns-spanned="1" table:number-rows-spanned="2" table:content-validation-name="val15" table:style-name="ce28">
            <text:p>KÉSZÜLTSÉGI SZINT</text:p>
          </table:table-cell>
          <table:table-cell office:value-type="string" table:content-validation-name="val9" table:style-name="ce15">
            <text:p>IDŐSZAKOK</text:p>
          </table:table-cell>
          <table:table-cell table:style-name="ce16"/>
          <table:table-cell table:number-columns-repeated="18" table:style-name="ce17"/>
          <table:table-cell table:number-columns-repeated="16357" table:style-name="ce14"/>
        </table:table-row>
        <table:table-row table:style-name="ro4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office:value-type="float" office:value="7" table:style-name="ce30">
            <text:p>7</text:p>
          </table:table-cell>
          <table:table-cell office:value-type="float" office:value="8" table:style-name="ce30">
            <text:p>8</text:p>
          </table:table-cell>
          <table:table-cell office:value-type="float" office:value="9" table:style-name="ce30">
            <text:p>9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14" table:style-name="ce30">
            <text:p>14</text:p>
          </table:table-cell>
          <table:table-cell office:value-type="float" office:value="15" table:style-name="ce30">
            <text:p>15</text:p>
          </table:table-cell>
          <table:table-cell office:value-type="float" office:value="16" table:style-name="ce30">
            <text:p>16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0">
            <text:p>19</text:p>
          </table:table-cell>
          <table:table-cell office:value-type="float" office:value="20" table:style-name="ce30">
            <text:p>20</text:p>
          </table:table-cell>
          <table:table-cell table:number-columns-repeated="16357"/>
        </table:table-row>
        <table:table-row table:style-name="ro5">
          <table:table-cell/>
          <table:table-cell office:value-type="string" table:style-name="ce19">
            <text:p>Adatbázis tervezése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Design megalkotása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6">
          <table:table-cell/>
          <table:table-cell office:value-type="string" table:style-name="ce19">
            <text:p>Adatok gyűjtése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7">
          <table:table-cell/>
          <table:table-cell office:value-type="string" table:style-name="ce19">
            <text:p>Új alkatrészek oldal elkészítése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8">
          <table:table-cell/>
          <table:table-cell office:value-type="string" table:style-name="ce19">
            <text:p>Új alkalmazások oldal elkészítése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8">
          <table:table-cell/>
          <table:table-cell office:value-type="string" table:style-name="ce19">
            <text:p>Javascript elkészítése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13" table:style-name="ce20">
            <text:p>13</text:p>
          </table:table-cell>
          <table:table-cell office:value-type="float" office:value="1" table:style-name="ce20">
            <text:p>1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Képek gyűjtése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Tesztelés</text:p>
          </table:table-cell>
          <table:table-cell office:value-type="float" office:value="13" table:style-name="ce20">
            <text:p>13</text:p>
          </table:table-cell>
          <table:table-cell office:value-type="float" office:value="4" table:style-name="ce20">
            <text:p>4</text:p>
          </table:table-cell>
          <table:table-cell office:value-type="float" office:value="12" table:style-name="ce20">
            <text:p>12</text:p>
          </table:table-cell>
          <table:table-cell office:value-type="float" office:value="5" table:style-name="ce20">
            <text:p>5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office:value-type="string" table:style-name="ce19">
            <text:p>Dokumnetáció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percentage" office:value="1" table:style-name="ce21">
            <text:p>100%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number-columns-repeated="16357"/>
        </table:table-row>
        <table:table-row table:style-name="ro5">
          <table:table-cell/>
          <table:table-cell table:style-name="ce31"/>
          <table:table-cell table:style-name="ce32"/>
          <table:table-cell table:style-name="ce32"/>
          <table:table-cell table:style-name="ce32"/>
          <table:table-cell table:style-name="ce32"/>
          <table:table-cell table:style-name="ce33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57"/>
        </table:table-row>
        <table:table-row table:number-rows-repeated="1048562" table:style-name="ro5">
          <table:table-cell table:number-columns-repeated="16384"/>
        </table:table-row>
        <table:named-expressions>
          <table:named-range table:name="Print_Titles" table:cell-range-address="Projekttervező.$A$3:Projekttervező.$XFD$4" table:base-cell-address="Projekttervező.$A$1"/>
        </table:named-expressions>
      </table:table>
      <table:named-expressions>
        <table:named-range table:name="CímRégió..BO60" table:cell-range-address="Projekttervező.$B$3:Projekttervező.$B$4" table:base-cell-address="Projekttervező.$A$1"/>
        <table:named-range table:name="időszak_kiválasztva" table:cell-range-address="Projekttervező.$H$2" table:base-cell-address="Projekttervező.$A$1"/>
        <table:named-expression table:name="IdőszakTényleges" table:expression="of:=[Projekttervező.A$4]=MEDIAN([Projekttervező.A$4];[Projekttervező.$E1];[Projekttervező.$E1]+[Projekttervező.$F1]-1)" table:base-cell-address="Projekttervező.$A$1"/>
        <table:named-expression table:name="IdőszakTerv" table:expression="of:=[Projekttervező.A$4]=MEDIAN([Projekttervező.A$4];[Projekttervező.$C1];[Projekttervező.$C1]+[Projekttervező.$D1]-1)" table:base-cell-address="Projekttervező.$A$1"/>
        <table:named-expression table:name="KészültségiSzint" table:expression="of:=$$KészültségiSzintTervenFelül*$$IdőszakTerv" table:base-cell-address="Projekttervező.$A$1"/>
        <table:named-expression table:name="KészültségiSzintTervenFelül" table:expression="of:=([Projekttervező.A$4]=MEDIAN([Projekttervező.A$4];[Projekttervező.$E1];[Projekttervező.$E1]+[Projekttervező.$F1])*([Projekttervező.$E1]&gt;0))*(([Projekttervező.A$4]&lt;(INT([Projekttervező.$E1]+[Projekttervező.$F1]*[Projekttervező.$G1])))+([Projekttervező.A$4]=[Projekttervező.$E1]))*([Projekttervező.$G1]&gt;0)" table:base-cell-address="Projekttervező.$A$1"/>
        <table:named-expression table:name="Tényleges" table:expression="of:=($$IdőszakTényleges*([Projekttervező.$E1]&gt;0))*$$IdőszakTerv" table:base-cell-address="Projekttervező.$A$1"/>
        <table:named-expression table:name="TénylegTervenFelül" table:expression="of:=$$IdőszakTényleges*([Projekttervező.$E1]&gt;0)" table:base-cell-address="Projekttervező.$A$1"/>
        <table:named-expression table:name="Terv" table:expression="of:=$$IdőszakTerv*([Projekttervező.$C1]&gt;0)" table:base-cell-address="Projekttervező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37__32_k_233_sz" style:display-name="% kész" style:family="table-cell" style:data-style-name="N0">
      <style:table-cell-properties fo:border="thick solid #FFFFFF" fo:background-color="#735773"/>
    </style:style>
    <style:style style:name="_37__32_k_233_sz_32__40__32_a_32_terven_32_fel_252_l_41__32_jelmagyar_225_zat" style:display-name="% kész ( a terven felül) jelmagyarázat" style:family="table-cell" style:data-style-name="N0">
      <style:table-cell-properties fo:border="thick solid #FFFFFF" fo:background-color="#E9AB51"/>
    </style:style>
    <style:style style:name="cf1" style:family="table-cell" style:data-style-name="N0">
      <style:table-cell-properties fo:border-top="thin solid #735773" fo:border-bottom="none" fo:border-left="none" fo:border-right="none"/>
    </style:style>
    <style:style style:name="cf10" style:family="table-cell" style:data-style-name="N0">
      <style:table-cell-properties fo:border-top="none" fo:border-bottom="thin solid #FFFFFF" fo:border-left="none" fo:border-right="none" fo:background-color="#FFFFFF"/>
    </style:style>
    <style:style style:name="cf11" style:family="table-cell" style:data-style-name="N0">
      <style:table-cell-properties fo:border-top="none" fo:border-bottom="thin solid #FFFFFF" fo:border-left="none" fo:border-right="none" fo:background-color="#735773"/>
    </style:style>
    <style:style style:name="cf12" style:family="table-cell" style:data-style-name="N0">
      <style:table-cell-properties fo:border-top="none" fo:border-bottom="thin solid #FFFFFF" fo:border-left="none" fo:border-right="none" fo:background-color="#E9AB51"/>
    </style:style>
    <style:style style:name="cf13" style:family="table-cell" style:data-style-name="N0">
      <style:table-cell-properties fo:border-top="none" fo:border-bottom="thin solid #FFFFFF" fo:border-left="none" fo:border-right="none"/>
    </style:style>
    <style:style style:name="cf14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15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16" style:family="table-cell" style:data-style-name="N0">
      <style:table-cell-properties fo:border-top="none" fo:border-bottom="thin solid #FFFFFF" fo:border-left="none" fo:border-right="none" fo:background-color="#F2F2F2"/>
    </style:style>
    <style:style style:name="cf17" style:family="table-cell" style:data-style-name="N0">
      <style:table-cell-properties fo:border-top="none" fo:border-bottom="thin solid #FFFFFF" fo:border-left="none" fo:border-right="none" fo:background-color="#FFFFFF"/>
    </style:style>
    <style:style style:name="cf18" style:family="table-cell" style:data-style-name="N0">
      <style:table-cell-properties fo:border-top="thin solid #735773" fo:border-bottom="none" fo:border-left="none" fo:border-right="none"/>
    </style:style>
    <style:style style:name="cf19" style:family="table-cell" style:data-style-name="N0">
      <style:table-cell-properties fo:border-top="none" fo:border-bottom="thin solid #FFFFFF" fo:border-left="none" fo:border-right="none" fo:background-color="#735773"/>
    </style:style>
    <style:style style:name="cf2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20" style:family="table-cell" style:data-style-name="N0">
      <style:table-cell-properties fo:border-top="none" fo:border-bottom="thin solid #FFFFFF" fo:border-left="none" fo:border-right="none" fo:background-color="#E9AB51"/>
    </style:style>
    <style:style style:name="cf21" style:family="table-cell" style:data-style-name="N0">
      <style:table-cell-properties fo:border-top="none" fo:border-bottom="thin solid #FFFFFF" fo:border-left="none" fo:border-right="none"/>
    </style:style>
    <style:style style:name="cf22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23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24" style:family="table-cell" style:data-style-name="N0">
      <style:table-cell-properties fo:border-top="none" fo:border-bottom="thin solid #FFFFFF" fo:border-left="none" fo:border-right="none" fo:background-color="#F2F2F2"/>
    </style:style>
    <style:style style:name="cf25" style:family="table-cell" style:data-style-name="N0">
      <style:table-cell-properties fo:border-top="none" fo:border-bottom="thin solid #FFFFFF" fo:border-left="none" fo:border-right="none" fo:background-color="#FFFFFF"/>
    </style:style>
    <style:style style:name="cf26" style:family="table-cell" style:data-style-name="N0">
      <style:table-cell-properties fo:border-top="thin solid #735773" fo:border-bottom="none" fo:border-left="none" fo:border-right="none"/>
    </style:style>
    <style:style style:name="cf27" style:family="table-cell" style:data-style-name="N0">
      <style:table-cell-properties fo:border-top="none" fo:border-bottom="thin solid #FFFFFF" fo:border-left="none" fo:border-right="none" fo:background-color="#735773"/>
    </style:style>
    <style:style style:name="cf28" style:family="table-cell" style:data-style-name="N0">
      <style:table-cell-properties fo:border-top="none" fo:border-bottom="thin solid #FFFFFF" fo:border-left="none" fo:border-right="none" fo:background-color="#E9AB51"/>
    </style:style>
    <style:style style:name="cf29" style:family="table-cell" style:data-style-name="N0">
      <style:table-cell-properties fo:border-top="none" fo:border-bottom="thin solid #FFFFFF" fo:border-left="none" fo:border-right="none"/>
    </style:style>
    <style:style style:name="cf3" style:family="table-cell" style:data-style-name="N0">
      <style:table-cell-properties fo:border-top="none" fo:border-bottom="thin solid #FFFFFF" fo:border-left="none" fo:border-right="none" fo:background-color="#735773"/>
    </style:style>
    <style:style style:name="cf30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31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32" style:family="table-cell" style:data-style-name="N0">
      <style:table-cell-properties fo:border-top="none" fo:border-bottom="thin solid #FFFFFF" fo:border-left="none" fo:border-right="none" fo:background-color="#F2F2F2"/>
    </style:style>
    <style:style style:name="cf33" style:family="table-cell" style:data-style-name="N0">
      <style:table-cell-properties fo:border-top="none" fo:border-bottom="thin solid #FFFFFF" fo:border-left="none" fo:border-right="none" fo:background-color="#FFFFFF"/>
    </style:style>
    <style:style style:name="cf34" style:family="table-cell" style:data-style-name="N0">
      <style:table-cell-properties fo:border-top="thin solid #735773" fo:border-bottom="none" fo:border-left="none" fo:border-right="none"/>
    </style:style>
    <style:style style:name="cf35" style:family="table-cell" style:data-style-name="N0">
      <style:table-cell-properties fo:border-top="none" fo:border-bottom="thin solid #FFFFFF" fo:border-left="none" fo:border-right="none" fo:background-color="#735773"/>
    </style:style>
    <style:style style:name="cf36" style:family="table-cell" style:data-style-name="N0">
      <style:table-cell-properties fo:border-top="none" fo:border-bottom="thin solid #FFFFFF" fo:border-left="none" fo:border-right="none" fo:background-color="#E9AB51"/>
    </style:style>
    <style:style style:name="cf37" style:family="table-cell" style:data-style-name="N0">
      <style:table-cell-properties fo:border-top="none" fo:border-bottom="thin solid #FFFFFF" fo:border-left="none" fo:border-right="none"/>
    </style:style>
    <style:style style:name="cf38" style:family="table-cell" style:data-style-name="N0">
      <style:table-cell-properties fo:border-top="none" fo:border-bottom="thin solid #735773" fo:border-left="thin solid #D1881B" fo:border-right="thin solid #D1881B" fo:background-color="#F7DEB9"/>
    </style:style>
    <style:style style:name="cf39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4" style:family="table-cell" style:data-style-name="N0">
      <style:table-cell-properties fo:border-top="none" fo:border-bottom="thin solid #FFFFFF" fo:border-left="none" fo:border-right="none" fo:background-color="#E9AB51"/>
    </style:style>
    <style:style style:name="cf40" style:family="table-cell" style:data-style-name="N0">
      <style:table-cell-properties fo:border-top="none" fo:border-bottom="thin solid #FFFFFF" fo:border-left="none" fo:border-right="none" fo:background-color="#F2F2F2"/>
    </style:style>
    <style:style style:name="cf41" style:family="table-cell" style:data-style-name="N0">
      <style:table-cell-properties fo:border-top="none" fo:border-bottom="thin solid #FFFFFF" fo:border-left="none" fo:border-right="none" fo:background-color="#FFFFFF"/>
    </style:style>
    <style:style style:name="cf42" style:family="table-cell" style:data-style-name="N0">
      <style:table-cell-properties fo:border-top="thin solid #735773" fo:border-bottom="none" fo:border-left="none" fo:border-right="none"/>
    </style:style>
    <style:style style:name="cf5" style:family="table-cell" style:data-style-name="N0">
      <style:table-cell-properties fo:border-top="none" fo:border-bottom="thin solid #FFFFFF" fo:border-left="none" fo:border-right="none"/>
    </style:style>
    <style:style style:name="cf6" style:family="table-cell" style:data-style-name="N0">
      <style:table-cell-properties fo:border-top="none" fo:border-bottom="thin solid #FFFFFF" fo:border-left="none" fo:border-right="none"/>
    </style:style>
    <style:style style:name="cf7" style:family="table-cell" style:data-style-name="N0">
      <style:table-cell-properties fo:border-top="none" fo:border-bottom="thin solid #FFFFFF" fo:border-left="none" fo:border-right="none"/>
    </style:style>
    <style:style style:name="cf8" style:family="table-cell" style:data-style-name="N0">
      <style:table-cell-properties fo:border-top="none" fo:border-bottom="thin solid #F7DEB9" fo:border-left="thin solid #D1881B" fo:border-right="thin solid #D1881B" fo:background-color="#F7DEB9"/>
    </style:style>
    <style:style style:name="cf9" style:family="table-cell" style:data-style-name="N0">
      <style:table-cell-properties fo:border-top="none" fo:border-bottom="thin solid #FFFFFF" fo:border-left="none" fo:border-right="none" fo:background-color="#F2F2F2"/>
    </style:style>
    <style:style style:name="C_237_m" style:display-name="Cím" style:family="table-cell" style:data-style-name="N0">
      <style:table-cell-properties style:vertical-align="middle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_237_mke" style:display-name="Címke" style:family="table-cel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_237_msor_32_1" style:display-name="Címsor 1" style:family="table-cell" style:data-style-name="N0">
      <style:text-properties fo:color="#735773" fo:font-size="42pt" style:font-size-asian="42pt" style:font-size-complex="42pt" fo:font-weight="bold" style:font-weight-asian="bold" style:font-weight-complex="bold"/>
    </style:style>
    <style:style style:name="C_237_msor_32_2" style:display-name="Címsor 2" style:family="table-cell" style:data-style-name="N0">
      <style:table-cell-properties style:vertical-align="middle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_237_msor_32_3" style:display-name="Címsor 3" style:family="table-cell" style:data-style-name="N0">
      <style:table-cell-properties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_237_msor_32_4" style:display-name="Címsor 4" style:family="table-cell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Id_337_szak_32__233_rt_233_ke" style:display-name="Időszak értéke" style:family="table-cell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Id_337_szakfejl_233_cek" style:display-name="Időszakfejlécek" style:family="table-cell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Id_337_szak-kiemel_233_s_32_vez_233_rl_337_je" style:display-name="Időszak-kiemelés vezérlője" style:family="table-cel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K_233_sz_252_lts_233_gi_32_szint" style:display-name="Készültségi szint" style:family="table-cell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Magyar_225_z_243__32_sz_246_veg" style:display-name="Magyarázó szöveg" style:family="table-cell" style:data-style-name="N0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Default" style:family="table-cell" style:data-style-name="N0">
      <style:table-cell-properties style:vertical-align="middle" fo:background-color="transparent" style:repeat-content="false"/>
      <style:paragraph-properties fo:text-align="center"/>
      <style:text-properties fo:color="#404040" style:font-name="Corbel" style:font-name-asian="Corbel" style:font-name-complex="Corbel" fo:font-size="11pt" style:font-size-asian="11pt" style:font-size-complex="11pt"/>
    </style:style>
    <style:style style:name="Projektfejl_233_cek" style:display-name="Projektfejlécek" style:family="table-cell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_233_nyleges_32__40__32_a_32_terven_32_fel_252_l_41__32_jelmagyar_225_zat" style:display-name="Tényleges ( a terven felül) jelmagyarázat" style:family="table-cell" style:data-style-name="N0">
      <style:table-cell-properties fo:border="thick solid #FFFFFF"/>
    </style:style>
    <style:style style:name="T_233_nyleges_32_jelmagyar_225_zat" style:display-name="Tényleges jelmagyarázat" style:family="table-cell" style:data-style-name="N0">
      <style:table-cell-properties fo:border="thick solid #FFFFFF"/>
    </style:style>
    <style:style style:name="Terv_32_jelmagyar_225_zata" style:display-name="Terv jelmagyarázata" style:family="table-cell" style:data-style-name="N0">
      <style:table-cell-properties fo:border-top="thin solid #FFFFFF" fo:border-bottom="thick solid #FFFFFF" fo:border-left="thick solid #FFFFFF" fo:border-right="thick solid #FFFFFF"/>
    </style:style>
    <style:style style:name="Tev_233_kenys_233_g" style:display-name="Tevékenység" style:family="table-cell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f43" style:family="table-cell">
      <style:table-cell-properties fo:border-bottom="thin solid #FFFFFF" fo:background-color="#735773"/>
    </style:style>
    <style:style style:name="cf44" style:family="table-cell">
      <style:table-cell-properties fo:border-bottom="thin solid #FFFFFF" fo:background-color="#E9AB51"/>
    </style:style>
    <style:style style:name="cf45" style:family="table-cell">
      <style:table-cell-properties fo:border-bottom="thin solid #FFFFFF"/>
    </style:style>
    <style:style style:name="cf46" style:family="table-cell">
      <style:table-cell-properties fo:border-bottom="thin solid #735773" fo:border-left="thin solid #D1881B" fo:border-right="thin solid #D1881B" fo:background-color="#F7DEB9"/>
    </style:style>
    <style:style style:name="cf47" style:family="table-cell">
      <style:table-cell-properties fo:border-bottom="thin solid #F7DEB9" fo:border-left="thin solid #D1881B" fo:border-right="thin solid #D1881B" fo:background-color="#F7DEB9"/>
    </style:style>
    <style:style style:name="cf48" style:family="table-cell">
      <style:table-cell-properties fo:border-bottom="thin solid #FFFFFF" fo:background-color="#F2F2F2"/>
    </style:style>
    <style:style style:name="cf49" style:family="table-cell">
      <style:table-cell-properties fo:border-bottom="thin solid #FFFFFF" fo:background-color="#FFFFFF"/>
    </style:style>
    <style:style style:name="cf50" style:family="table-cell">
      <style:table-cell-properties fo:border-top="thin solid #735773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45in" fo:margin-right="0.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2in" fo:margin-left="0.45in" fo:margin-right="0.45in" fo:margin-bottom="0in"/>
      </style:header-style>
      <style:footer-style>
        <style:header-footer-properties fo:min-height="0.2in" fo:margin-left="0.45in" fo:margin-r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meta:initial-creator/>
    <dc:creator>O365 felhasználó</dc:creator>
    <meta:creation-date>2021-12-27T22:07:09Z</meta:creation-date>
    <dc:date>2025-04-27T11:28:29Z</dc:date>
    <meta:template xlink:href="TM02887601" xlink:type="simple"/>
  </office:meta>
</office:document-meta>
</file>